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  <style:text-properties fo:font-size="25pt" style:font-size-asian="25pt" style:font-size-complex="25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8" style:family="paragraph">
      <style:paragraph-properties fo:margin-top="0.42cm" fo:margin-bottom="0.35cm" fo:text-align="start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расширили понятие гомеостаза, </text:span><text:span text:style-name="T2">включив в него психические процессы, то теперь сделаем </text:span><text:span text:style-name="T2">следующий шаг. Распространим этот принцип на всю </text:span><text:span text:style-name="T2">внутреннюю среду организма, что позволит смоделировать </text:span><text:span text:style-name="T2">его как систему взаимосвязанных параметров, где каждое </text:span><text:span text:style-name="T2">из значений (например, уровень глюкозы, эмоциональный </text:span><text:span text:style-name="T2">фон, чувство комфорта, потребность в любви) в каждый </text:span><text:span text:style-name="T2">момент времени находится либо в идеальной точке, либо </text:span><text:span text:style-name="T2">отклонено от неё в пределах допустимой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диапазон показателя, варьирующийся для разных людей (пол, возраст, образ жизни). Ключевой принцип в том, что организм не просто существует в рамках нормы — он сам её определяет. Более того, он способен сознательно и бессознательно менять эту норму как под влиянием внешних факторов, так и руководствуясь внутренними 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7"><text:span text:style-name="T3">Пока показатель в норме, организм бездействует. Выход за её пределы, </text:span><text:span text:style-name="T3">пересмотр нормы и даже сам страх такого выхода побуждают организм к </text:span><text:span text:style-name="T3">действию, направленному на её восстановление. Это и есть мотиваци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гомеостаз — это не способность </text:span><text:span text:style-name="T1">организма поддерживать постоянное равновесие, </text:span><text:span text:style-name="T1">а способность организма удерживать свои </text:span><text:span text:style-name="T1">параметры в рамках своей индивидуальной </text:span><text:span text:style-name="T1">нормы. </text:span></text:p>
                <text:p text:style-name="P8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1H13M8S</meta:editing-duration>
    <meta:editing-cycles>9</meta:editing-cycles>
    <meta:generator>LibreOffice/24.2.7.2$Linux_X86_64 LibreOffice_project/420$Build-2</meta:generator>
    <dc:title>Blue Curve</dc:title>
    <dc:date>2026-01-07T20:44:41.913927256</dc:date>
    <meta:document-statistic meta:object-count="52"/>
  </office:meta>
</office:document-meta>
</file>